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345374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5">
      <style:text-properties style:font-name="Segoe UI" fo:font-size="10pt" fo:font-style="normal" style:text-underline-style="none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3">
      <style:text-properties style:font-name="Segoe UI" fo:font-size="10pt" fo:font-style="normal" style:text-underline-style="none" fo:font-weight="normal" officeooo:rsid="00345374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3"/>
    <style:style style:name="P72" style:family="paragraph" style:parent-style-name="Standard" style:list-style-name="L3">
      <style:text-properties officeooo:paragraph-rsid="00283fb8"/>
    </style:style>
    <style:style style:name="P73" style:family="paragraph" style:parent-style-name="Standard" style:list-style-name="L3">
      <style:text-properties officeooo:rsid="00283fb8" officeooo:paragraph-rsid="00283fb8"/>
    </style:style>
    <style:style style:name="P74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5" style:family="paragraph" style:parent-style-name="Standard" style:list-style-name="L8">
      <style:text-properties officeooo:paragraph-rsid="002bae63"/>
    </style:style>
    <style:style style:name="P76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7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9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80" style:family="paragraph" style:parent-style-name="Standard" style:list-style-name="L9">
      <style:text-properties officeooo:paragraph-rsid="002bae63"/>
    </style:style>
    <style:style style:name="P81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solid" style:text-underline-width="auto" style:text-underline-color="font-color" officeooo:rsid="00347db8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60897"/>
    </style:style>
    <style:style style:name="T24" style:family="text">
      <style:text-properties style:text-underline-style="none" officeooo:rsid="0006403f"/>
    </style:style>
    <style:style style:name="T25" style:family="text">
      <style:text-properties style:text-underline-style="none" officeooo:rsid="00067cd3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0e69cb"/>
    </style:style>
    <style:style style:name="T28" style:family="text">
      <style:text-properties style:text-underline-style="none" officeooo:rsid="00101041"/>
    </style:style>
    <style:style style:name="T29" style:family="text">
      <style:text-properties style:text-underline-style="none" officeooo:rsid="0011bad6"/>
    </style:style>
    <style:style style:name="T30" style:family="text">
      <style:text-properties style:text-underline-style="none" officeooo:rsid="0009e6a9"/>
    </style:style>
    <style:style style:name="T31" style:family="text">
      <style:text-properties style:text-underline-style="none" officeooo:rsid="00127e04"/>
    </style:style>
    <style:style style:name="T32" style:family="text">
      <style:text-properties style:text-underline-style="none" officeooo:rsid="0014545f"/>
    </style:style>
    <style:style style:name="T33" style:family="text">
      <style:text-properties style:text-underline-style="none" officeooo:rsid="001982d8"/>
    </style:style>
    <style:style style:name="T34" style:family="text">
      <style:text-properties style:text-underline-style="none" officeooo:rsid="001b6952"/>
    </style:style>
    <style:style style:name="T35" style:family="text">
      <style:text-properties style:text-underline-style="none" officeooo:rsid="001f01e6"/>
    </style:style>
    <style:style style:name="T36" style:family="text">
      <style:text-properties style:text-underline-style="none" officeooo:rsid="0020d0e9"/>
    </style:style>
    <style:style style:name="T37" style:family="text">
      <style:text-properties style:text-underline-style="none" officeooo:rsid="002bae63"/>
    </style:style>
    <style:style style:name="T38" style:family="text">
      <style:text-properties style:text-underline-style="none" officeooo:rsid="002fad1b"/>
    </style:style>
    <style:style style:name="T39" style:family="text">
      <style:text-properties style:text-underline-style="none" officeooo:rsid="00312a45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4e78f" style:font-style-asian="italic" style:font-style-complex="italic"/>
    </style:style>
    <style:style style:name="T43" style:family="text">
      <style:text-properties fo:font-style="italic" officeooo:rsid="002d8daf" style:font-style-asian="italic" style:font-style-complex="italic"/>
    </style:style>
    <style:style style:name="T44" style:family="text">
      <style:text-properties fo:color="#000000" fo:font-size="12pt" fo:font-style="normal" style:font-size-asian="12pt" style:font-style-asian="normal"/>
    </style:style>
    <style:style style:name="T45" style:family="text">
      <style:text-properties fo:color="#000000" fo:font-size="12pt" fo:font-style="normal" officeooo:rsid="0002d49d" style:font-size-asian="12pt" style:font-style-asian="normal"/>
    </style:style>
    <style:style style:name="T46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fo:font-weight="bold" officeooo:rsid="00347db8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7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style:font-style-asian="normal" style:font-style-complex="normal"/>
    </style:style>
    <style:style style:name="T8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6" style:family="text">
      <style:text-properties officeooo:rsid="00127e04"/>
    </style:style>
    <style:style style:name="T87" style:family="text">
      <style:text-properties officeooo:rsid="0016018e"/>
    </style:style>
    <style:style style:name="T88" style:family="text">
      <style:text-properties officeooo:rsid="001982d8"/>
    </style:style>
    <style:style style:name="T89" style:family="text">
      <style:text-properties officeooo:rsid="0024e78f"/>
    </style:style>
    <style:style style:name="T90" style:family="text">
      <style:text-properties officeooo:rsid="00264f91"/>
    </style:style>
    <style:style style:name="T91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2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3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5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16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7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18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19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20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1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27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28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36" style:family="text">
      <style:text-properties officeooo:rsid="002d8daf"/>
    </style:style>
    <style:style style:name="T137" style:family="text">
      <style:text-properties officeooo:rsid="002e4947"/>
    </style:style>
    <style:style style:name="T138" style:family="text">
      <style:text-properties officeooo:rsid="00347d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4">Pre-condizioni </text:span><text:span text:style-name="T45">generali </text:span><text:span text:style-name="T44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7">è</text:span><text:span text:style-name="T53"> </text:span><text:span text:style-name="T46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31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7"> : Evento, </text:span><text:span text:style-name="T5">servizio</text:span><text:span text:style-name="T27"> : Servizio</text:span><text:span text:style-name="T22">)</text:span></text:p>
      <text:p text:style-name="P10"/>
      <text:p text:style-name="P16">Pre-condizioni :</text:p>
      <text:list xml:id="list2431195125" text:style-name="L1">
        <text:list-item>
          <text:p text:style-name="P37">evento<text:span text:style-name="T22"> </text:span><text:span text:style-name="T26">è assegnato a </text:span><text:span text:style-name="T40">ch</text:span></text:p>
        </text:list-item>
        <text:list-item>
          <text:p text:style-name="P38">evento<text:span text:style-name="T22"> </text:span><text:span text:style-name="T26">prevede</text:span><text:span text:style-name="T22"> </text:span>servizio</text:p>
        </text:list-item>
      </text:list>
      <text:p text:style-name="P23"/>
      <text:p text:style-name="P16">Post-condizioni : </text:p>
      <text:list xml:id="list1212660107" text:style-name="L2">
        <text:list-item>
          <text:p text:style-name="P62"><text:span text:style-name="T74">Se esiste in memoria un FoglioRiepilogativo tale che </text:span><text:span text:style-name="T75">si riferisca a </text:span><text:span text:style-name="T76">servizio</text:span><text:span text:style-name="T74"> e </text:span>ch<text:span text:style-name="T74"> lo </text:span><text:span text:style-name="T75">gestisce</text:span><text:span text:style-name="T74">, è stata creata una istanza </text:span>foglio<text:span text:style-name="T74"> avente le informazioni memorizzate</text:span></text:p>
        </text:list-item>
        <text:list-item>
          <text:p text:style-name="P42">Altrimenti</text:p>
          <text:list>
            <text:list-item>
              <text:p text:style-name="P43">è stata creata una nuova istanza <text:span text:style-name="T41">foglio</text:span> di FoglioRiepilogativo</text:p>
            </text:list-item>
            <text:list-item>
              <text:p text:style-name="P63">foglio<text:span text:style-name="T74"> </text:span><text:span text:style-name="T75">si riferisce a </text:span><text:span text:style-name="T76">servizio</text:span></text:p>
            </text:list-item>
            <text:list-item>
              <text:p text:style-name="P63">ch <text:span text:style-name="T75">gestisce</text:span><text:span text:style-name="T74"> </text:span>foglio</text:p>
            </text:list-item>
            <text:list-item>
              <text:p text:style-name="P44">dato il Menù <text:span text:style-name="T41">m</text:span> <text:span text:style-name="T60">in uso in</text:span> <text:span text:style-name="T1">servizio</text:span>, per ogni Mansione di Cucina <text:span text:style-name="T41">man</text:span> che <text:span text:style-name="T60">/serve per </text:span><text:span text:style-name="T41">m</text:span></text:p>
              <text:p text:style-name="P44">è stata creata un’istanza <text:span text:style-name="T41">compito</text:span> di Compito, <text:span text:style-name="T41">compito</text:span> <text:span text:style-name="T60">realizza</text:span> <text:span text:style-name="T41">man</text:span> e <text:span text:style-name="T42">foglio</text:span><text:span text:style-name="T89"> </text:span><text:span text:style-name="T62">elenca</text:span><text:span text:style-name="T89"> </text:span><text:span text:style-name="T42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3"> : </text:span><text:span text:style-name="T24">FoglioRiepilogativo</text:span><text:span text:style-name="T22">)</text:span></text:p>
      <text:p text:style-name="P11"/>
      <text:p text:style-name="P17">Pre-condizioni :</text:p>
      <text:list xml:id="list182249474032580" text:continue-list="list2431195125" text:style-name="L1">
        <text:list-item>
          <text:p text:style-name="P45">sono stat<text:span text:style-name="T90">e</text:span>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827472923" text:style-name="L3">
        <text:list-item>
          <text:p text:style-name="P54">dato il Menù <text:span text:style-name="T41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2"><text:span text:style-name="T92">per ogni Mansione di Cucina </text:span><text:span text:style-name="T112">man</text:span><text:span text:style-name="T92"> tale che </text:span><text:span text:style-name="T112">man</text:span><text:span text:style-name="T92"> </text:span><text:span text:style-name="T103">non</text:span><text:span text:style-name="T92"> </text:span><text:span text:style-name="T103">/serve per</text:span><text:span text:style-name="T92"> </text:span><text:span text:style-name="T112">m</text:span><text:span text:style-name="T92"> e per ogni Compito </text:span><text:span text:style-name="T112">compito</text:span><text:span text:style-name="T92"> tale che </text:span><text:span text:style-name="T112">compito</text:span><text:span text:style-name="T92"> </text:span><text:span text:style-name="T103">realizza</text:span><text:span text:style-name="T92"> </text:span><text:span text:style-name="T112">man</text:span><text:span text:style-name="T92">, </text:span><text:span text:style-name="T112">compito</text:span><text:span text:style-name="T92"> è eliminato</text:span></text:p>
            </text:list-item>
            <text:list-item>
              <text:p text:style-name="P71"><text:span text:style-name="T92">per ogni Mansione di Cucina </text:span><text:span text:style-name="T112">man</text:span><text:span text:style-name="T92"> tale che </text:span><text:span text:style-name="T112">man</text:span><text:span text:style-name="T92"> </text:span><text:span text:style-name="T103">serve per</text:span><text:span text:style-name="T92"> </text:span><text:span text:style-name="T112">m</text:span><text:span text:style-name="T92"> e per ogni Compito </text:span><text:span text:style-name="T112">compito </text:span><text:span text:style-name="T92">tale che </text:span><text:span text:style-name="T112">compito</text:span><text:span text:style-name="T92"> </text:span><text:span text:style-name="T103">realizza</text:span><text:span text:style-name="T92"> </text:span><text:span text:style-name="T112">man</text:span></text:p>
              <text:list>
                <text:list-item>
                  <text:p text:style-name="P73"><text:span text:style-name="T91">per ogni altro Compito </text:span><text:span text:style-name="T111">compito2</text:span><text:span text:style-name="T91"> tale che </text:span><text:span text:style-name="T111">compito2</text:span><text:span text:style-name="T91"> </text:span><text:span text:style-name="T102">realizza</text:span><text:span text:style-name="T91"> </text:span><text:span text:style-name="T111">man</text:span><text:span text:style-name="T91">, </text:span><text:span text:style-name="T111">compito2 </text:span><text:span text:style-name="T91">è eliminato</text:span></text:p>
                </text:list-item>
                <text:list-item>
                  <text:p text:style-name="P74"><text:span text:style-name="T117">compito</text:span><text:span text:style-name="T91">.stima tempo = 0</text:span></text:p>
                </text:list-item>
                <text:list-item>
                  <text:p text:style-name="P74"><text:span text:style-name="T117">compito</text:span><text:span text:style-name="T91">.da preparare = sì</text:span></text:p>
                </text:list-item>
                <text:list-item>
                  <text:p text:style-name="P74"><text:span text:style-name="T117">compito</text:span><text:span text:style-name="T91">.quantità = “”</text:span></text:p>
                </text:list-item>
                <text:list-item>
                  <text:p text:style-name="P74"><text:span text:style-name="T91">[se un Cuoco </text:span><text:span text:style-name="T117">c</text:span><text:span text:style-name="T91"> </text:span><text:span text:style-name="T102">lavora a </text:span><text:span text:style-name="T117">compito</text:span><text:span text:style-name="T91">] <text:s/>l’associazione </text:span><text:span text:style-name="T102">lavora a </text:span><text:span text:style-name="T91">tra </text:span><text:span text:style-name="T117">c</text:span><text:span text:style-name="T91"> e </text:span><text:span text:style-name="T117">compito</text:span><text:span text:style-name="T91"> è eliminata</text:span></text:p>
                </text:list-item>
                <text:list-item>
                  <text:p text:style-name="P74"><text:span text:style-name="T91">[se </text:span><text:span text:style-name="T117">compito</text:span><text:span text:style-name="T91"> </text:span><text:span text:style-name="T102">è svolto in </text:span><text:span text:style-name="T91">un Turno </text:span><text:span text:style-name="T117">t</text:span><text:span text:style-name="T91">] <text:s/>l’associazione </text:span><text:span text:style-name="T102">è svolto in </text:span><text:span text:style-name="T91">tra </text:span><text:span text:style-name="T117">compio </text:span><text:span text:style-name="T91">e </text:span><text:span text:style-name="T117">t</text:span><text:span text:style-name="T91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><text:soft-page-break/><text:span text:style-name="T66">2</text:span>. <text:span text:style-name="T59">aggiungiCompito</text:span>(<text:span text:style-name="T8">foglio</text:span><text:span text:style-name="T28"> : FoglioRiepilogativo, </text:span><text:span text:style-name="T14">mansione</text:span><text:span text:style-name="T28"> : </text:span><text:span text:style-name="T35">MansioneDiCucina</text:span><text:span text:style-name="T22">)</text:span></text:p>
      <text:p text:style-name="P11"/>
      <text:p text:style-name="P17">Pre-condizioni :</text:p>
      <text:list xml:id="list182248876746984" text:continue-list="list182249474032580" text:style-name="L1">
        <text:list-item>
          <text:p text:style-name="P46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284699825" text:style-name="L4">
        <text:list-item>
          <text:p text:style-name="P53">è stata creata una nuova istanza <text:span text:style-name="T41">compito</text:span> di Compito</text:p>
        </text:list-item>
        <text:list-item>
          <text:p text:style-name="P64">compito<text:span text:style-name="T74"> </text:span><text:span text:style-name="T75">realizza</text:span><text:span text:style-name="T74"> </text:span><text:span text:style-name="T77">mansione</text:span></text:p>
        </text:list-item>
        <text:list-item>
          <text:p text:style-name="P67"><text:span text:style-name="T74">foglio</text:span><text:span text:style-name="T80"> </text:span><text:span text:style-name="T81">elenca</text:span><text:span text:style-name="T80"> </text:span><text:span text:style-name="T22">compito</text:span></text:p>
        </text:list-item>
      </text:list>
      <text:p text:style-name="P32"/>
      <text:p text:style-name="P32"/>
      <text:p text:style-name="P32"/>
      <text:p text:style-name="P3"><text:span text:style-name="T66">2a</text:span>.<text:span text:style-name="T66">1</text:span> <text:span text:style-name="T88">eliminaCompito</text:span>(<text:span text:style-name="T12">foglio</text:span><text:span text:style-name="T33"> : FoglioRiepilogativo, </text:span><text:span text:style-name="T12">compito</text:span><text:span text:style-name="T33"> : Compito</text:span><text:span text:style-name="T22">)</text:span></text:p>
      <text:p text:style-name="P11"/>
      <text:p text:style-name="P17">Pre-condizioni :</text:p>
      <text:list xml:id="list182248670798536" text:continue-list="list182248876746984" text:style-name="L1">
        <text:list-item>
          <text:p text:style-name="P47">sono state <text:span text:style-name="T90">aperte</text:span> una o più istanze di FoglioRiepilogativo comprendenti <text:span text:style-name="T1">foglio</text:span> </text:p>
        </text:list-item>
        <text:list-item>
          <text:p text:style-name="P68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17">Post-condizioni : </text:p>
      <text:list xml:id="list3791646452" text:style-name="L5">
        <text:list-item>
          <text:p text:style-name="P55">[se <text:span text:style-name="T1">compito</text:span> <text:span text:style-name="T60">consiste di </text:span>un’istanza <text:span text:style-name="T41">q </text:span>di QuantitàCompito] <text:s/><text:span text:style-name="T41">q</text:span> è eliminata</text:p>
        </text:list-item>
        <text:list-item>
          <text:p text:style-name="P39">compito<text:span text:style-name="T22"> è eliminato</text:span></text:p>
        </text:list-item>
      </text:list>
      <text:p text:style-name="P32"/>
      <text:p text:style-name="P3"/>
      <text:p text:style-name="P3"><text:span text:style-name="T66">3</text:span>. <text:span text:style-name="T66">ordinaCompiti</text:span>(<text:span text:style-name="T9">foglio</text:span><text:span text:style-name="T29"> : FoglioRiepilogativo, </text:span><text:span text:style-name="T30">ordinamento</text:span><text:span text:style-name="T22">)</text:span></text:p>
      <text:p text:style-name="P11"/>
      <text:p text:style-name="P17">Pre-condizioni :</text:p>
      <text:list xml:id="list182247572551199" text:continue-list="list182248670798536" text:style-name="L1">
        <text:list-item>
          <text:p text:style-name="P48">sono state <text:span text:style-name="T90">aperte</text:span> una o più istanze di FoglioRiepilogativo comprendenti <text:span text:style-name="T1">foglio</text:span> </text:p>
        </text:list-item>
      </text:list>
      <text:p text:style-name="P24"/>
      <text:p text:style-name="P17">Post-condizioni : </text:p>
      <text:list xml:id="list2167065934" text:style-name="L6">
        <text:list-item>
          <text:p text:style-name="P56">l’associazione <text:span text:style-name="T61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86">4</text:span>. <text:span text:style-name="T86">consultaTabelloneTurni</text:span>(<text:span text:style-name="T22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oft-page-break/><text:span text:style-name="T86">5</text:span>. <text:span text:style-name="T66">assegnaCompito</text:span>(<text:span text:style-name="T11">foglio</text:span><text:span text:style-name="T32"> : FoglioRiepilogativo, </text:span><text:span text:style-name="T10">compito</text:span><text:span text:style-name="T31"> : Compito, </text:span><text:span text:style-name="T10">turno</text:span><text:span text:style-name="T31"> : Turno, </text:span><text:span text:style-name="T10">cuoco?</text:span><text:span text:style-name="T31"> : Cuoco, </text:span><text:span text:style-name="T15">stimaT</text:span><text:span text:style-name="T10">empo?</text:span><text:span text:style-name="T31"> : minuti, </text:span><text:span text:style-name="T10">quantità?</text:span><text:span text:style-name="T31"> : </text:span><text:span text:style-name="T36">testo</text:span><text:span text:style-name="T22">)</text:span></text:p>
      <text:p text:style-name="P11"/>
      <text:p text:style-name="P17">Pre-condizioni :</text:p>
      <text:list xml:id="list182248693308682" text:continue-list="list182247572551199" text:style-name="L1">
        <text:list-item>
          <text:p text:style-name="P49">sono state <text:span text:style-name="T90">aperte</text:span> una o più istanze di FoglioRiepilogativo comprendenti <text:span text:style-name="T1">foglio</text:span> </text:p>
        </text:list-item>
        <text:list-item>
          <text:p text:style-name="P69"><text:span text:style-name="T74">foglio</text:span><text:span text:style-name="T80"> </text:span><text:span text:style-name="T81">elenca</text:span><text:span text:style-name="T80"> </text:span><text:span text:style-name="T74">compito</text:span></text:p>
        </text:list-item>
      </text:list>
      <text:p text:style-name="P24"/>
      <text:p text:style-name="P22">Post-condizioni : <text:span text:style-name="T70">se 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87">è disponibile in</text:span><text:span text:style-name="T71"> </text:span><text:span text:style-name="T6">turno</text:span><text:span text:style-name="T71"> </text:span><text:span text:style-name="T73">] </text:span></text:p>
      <text:p text:style-name="P22"><text:span text:style-name="T73">AND</text:span><text:span text:style-name="T71"> </text:span><text:span text:style-name="T6">turno</text:span><text:span text:style-name="T71">.</text:span><text:span text:style-name="T72">stato temporale != passato </text:span><text:span text:style-name="T73">AND </text:span><text:span text:style-name="T7">turno</text:span><text:span text:style-name="T73">.completo <text:s/>= no</text:span></text:p>
      <text:list xml:id="list2283717370" text:style-name="L7">
        <text:list-item>
          <text:p text:style-name="P65"><text:span text:style-name="T68">ch</text:span><text:span text:style-name="T83"> </text:span><text:span text:style-name="T74">attribuisce</text:span><text:span text:style-name="T83"> </text:span><text:span text:style-name="T78">compito</text:span></text:p>
        </text:list-item>
        <text:list-item>
          <text:p text:style-name="P70"><text:span text:style-name="T83">compito</text:span><text:span text:style-name="T82"> </text:span><text:span text:style-name="T80">è svolto in</text:span><text:span text:style-name="T82"> </text:span><text:span text:style-name="T83">turno</text:span></text:p>
        </text:list-item>
        <text:list-item>
          <text:p text:style-name="P66"><text:span text:style-name="T83">[se è specificato un </text:span><text:span text:style-name="T78">cuoco</text:span><text:span text:style-name="T83">] <text:s/></text:span><text:span text:style-name="T78">cuoco</text:span><text:span text:style-name="T83"> </text:span><text:span text:style-name="T74">lavora a </text:span><text:span text:style-name="T78">compito</text:span></text:p>
        </text:list-item>
        <text:list-item>
          <text:p text:style-name="P66"><text:span text:style-name="T83">[se è specificato un </text:span><text:span text:style-name="T78">tempo</text:span><text:span text:style-name="T83">] <text:s/></text:span><text:span text:style-name="T78">compito</text:span><text:span text:style-name="T83">.</text:span><text:span text:style-name="T85">stima tempo</text:span><text:span text:style-name="T83"> = </text:span><text:span text:style-name="T79">stimaT</text:span><text:span text:style-name="T78">empo</text:span></text:p>
        </text:list-item>
        <text:list-item>
          <text:p text:style-name="P66"><text:span text:style-name="T83">[se è specificata una </text:span><text:span text:style-name="T78">quantità</text:span><text:span text:style-name="T83">] <text:s/></text:span><text:span text:style-name="T78">compito</text:span><text:span text:style-name="T83">.</text:span><text:span text:style-name="T84">quantità =</text:span><text:span text:style-name="T74"> </text:span><text:span text:style-name="T78">quantità</text:span></text:p>
        </text:list-item>
      </text:list>
      <text:p text:style-name="P34"/>
      <text:p text:style-name="P32"/>
      <text:p text:style-name="P32"/>
      <text:p text:style-name="P7"><text:span text:style-name="T86">5a</text:span>.<text:span text:style-name="T66">1</text:span> <text:span text:style-name="T66">modificaCuoco</text:span>(<text:span text:style-name="T11">foglio</text:span><text:span text:style-name="T32"> : FoglioRiepilogativo, </text:span><text:span text:style-name="T10">compito</text:span><text:span text:style-name="T31"> : Compito, </text:span><text:span text:style-name="T10">cuoco?</text:span><text:span text:style-name="T31"> : Cuoco</text:span><text:span text:style-name="T22">)</text:span></text:p>
      <text:p text:style-name="P11"/>
      <text:p text:style-name="P17">Pre-condizioni :</text:p>
      <text:list xml:id="list182249559897405" text:continue-list="list182248693308682" text:style-name="L1">
        <text:list-item>
          <text:p text:style-name="P50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446596142" text:style-name="L8">
        <text:list-item>
          <text:p text:style-name="P75"><text:span text:style-name="T118">se </text:span><text:span text:style-name="T129">cuoco</text:span><text:span text:style-name="T119"> è specificato <text:s/></text:span><text:span text:style-name="T123">AND <text:s/>[</text:span><text:span text:style-name="T125">SE</text:span><text:span text:style-name="T119"> </text:span><text:span text:style-name="T120">esiste un Turno </text:span><text:span text:style-name="T113">turno</text:span><text:span text:style-name="T93"> tale che </text:span><text:span text:style-name="T107">compito</text:span><text:span text:style-name="T93"> </text:span><text:span text:style-name="T104">è svolto in</text:span><text:span text:style-name="T93"> </text:span><text:span text:style-name="T113">turno</text:span><text:span text:style-name="T93"> </text:span><text:span text:style-name="T101">ALLORA</text:span><text:span text:style-name="T93"> </text:span><text:span text:style-name="T107">cuoco</text:span><text:span text:style-name="T93"> </text:span><text:span text:style-name="T104">è disponibile in</text:span><text:span text:style-name="T93"> </text:span><text:span text:style-name="T113">turno</text:span><text:span text:style-name="T99">]</text:span></text:p>
          <text:list>
            <text:list-item>
              <text:p text:style-name="P76"><text:span text:style-name="T132">[se un cuoco </text:span><text:span text:style-name="T116">cuoco</text:span><text:span text:style-name="T132"> </text:span><text:span text:style-name="T135">lavora a </text:span><text:span text:style-name="T128">compito</text:span><text:span text:style-name="T132">] <text:s/>la relazione </text:span><text:span text:style-name="T135">lavora a </text:span><text:span text:style-name="T132">tra </text:span><text:span text:style-name="T116">cuoco</text:span><text:span text:style-name="T132"> e </text:span><text:span text:style-name="T128">compito</text:span><text:span text:style-name="T132"> è eliminata</text:span></text:p>
            </text:list-item>
            <text:list-item>
              <text:p text:style-name="P77"><text:span text:style-name="T132">cuoco</text:span><text:span text:style-name="T117"> </text:span><text:span text:style-name="T126">lavora a </text:span><text:span text:style-name="T132">compito</text:span></text:p>
            </text:list-item>
          </text:list>
        </text:list-item>
        <text:list-item>
          <text:p text:style-name="P77"><text:span text:style-name="T117">se </text:span><text:span text:style-name="T132">cuoco</text:span><text:span text:style-name="T117"> non è specificato</text:span></text:p>
          <text:list>
            <text:list-item>
              <text:p text:style-name="P76"><text:span text:style-name="T132">[se un cuoco </text:span><text:span text:style-name="T116">cuoco</text:span><text:span text:style-name="T132"> </text:span><text:span text:style-name="T135">lavora a </text:span><text:span text:style-name="T128">compito</text:span><text:span text:style-name="T132">] <text:s/>la relazione </text:span><text:span text:style-name="T135">lavora a </text:span><text:span text:style-name="T132">tra </text:span><text:span text:style-name="T116">cuoco</text:span><text:span text:style-name="T132"> e </text:span><text:span text:style-name="T128">compito</text:span><text:span text:style-name="T132"> è eliminata</text:span></text:p>
            </text:list-item>
          </text:list>
        </text:list-item>
      </text:list>
      <text:p text:style-name="P26"/>
      <text:p text:style-name="P26"/>
      <text:p text:style-name="P8"><text:span text:style-name="T86">5b</text:span>.<text:span text:style-name="T66">1</text:span> <text:span text:style-name="T66">modificaTurno</text:span>(<text:span text:style-name="T11">foglio</text:span><text:span text:style-name="T32"> : FoglioRiepilogativo, </text:span><text:span text:style-name="T10">compito</text:span><text:span text:style-name="T31"> : Compito, </text:span><text:span text:style-name="T16">turno</text:span><text:span text:style-name="T10">?</text:span><text:span text:style-name="T31"> : </text:span><text:span text:style-name="T37">Turno</text:span><text:span text:style-name="T22">)</text:span></text:p>
      <text:p text:style-name="P14"/>
      <text:p text:style-name="P20">Pre-condizioni :</text:p>
      <text:list xml:id="list182249047564998" text:continue-list="list182249559897405" text:style-name="L1">
        <text:list-item>
          <text:p text:style-name="P51">sono state <text:span text:style-name="T90">aperte</text:span> una o più istanze di FoglioRiepilogativo comprendenti <text:span text:style-name="T1">foglio</text:span> </text:p>
        </text:list-item>
        <text:list-item>
          <text:p text:style-name="P35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8"/>
      <text:p text:style-name="P20">Post-condizioni :</text:p>
      <text:list xml:id="list122781026" text:style-name="L9">
        <text:list-item>
          <text:p text:style-name="P78"><text:span text:style-name="T117">se </text:span><text:span text:style-name="T133">turno</text:span><text:span text:style-name="T117"> non è specificato</text:span></text:p>
          <text:list>
            <text:list-item>
              <text:p text:style-name="P57"><text:span text:style-name="T118">[se </text:span><text:span text:style-name="T20">compito</text:span><text:span text:style-name="T118"> </text:span><text:span text:style-name="T63">è svolto in</text:span><text:span text:style-name="T136"> un Turno </text:span><text:span text:style-name="T43">turno</text:span><text:span text:style-name="T118">] <text:s/>la relazione </text:span><text:span text:style-name="T63">è svolto in</text:span><text:span text:style-name="T64"> </text:span><text:span text:style-name="T118">tra </text:span><text:span text:style-name="T17">compito</text:span><text:span text:style-name="T118"> e </text:span><text:span text:style-name="T43">turno </text:span><text:span text:style-name="T118">è eliminata</text:span></text:p>
            </text:list-item>
          </text:list>
        </text:list-item>
        <text:list-item>
          <text:p text:style-name="P80"><text:span text:style-name="T118">se </text:span><text:span text:style-name="T130">turno</text:span><text:span text:style-name="T119"> è specificato <text:s/></text:span><text:span text:style-name="T122">AND </text:span><text:span text:style-name="T119"><text:s/></text:span><text:span text:style-name="T130">turno</text:span><text:span text:style-name="T121">.stato temporale != passato</text:span><text:span text:style-name="T119"> </text:span><text:span text:style-name="T120"><text:s/></text:span><text:span text:style-name="T122">AND <text:s/></text:span><text:span text:style-name="T131">turno</text:span><text:span text:style-name="T124">.completo = no<text:line-break/>AND</text:span><text:span text:style-name="T122"> </text:span><text:span text:style-name="T121"><text:s/></text:span><text:span text:style-name="T122">[</text:span><text:span text:style-name="T124">SE</text:span><text:span text:style-name="T122"> </text:span><text:span text:style-name="T120">esiste un </text:span><text:span text:style-name="T95">Cuoco </text:span><text:span text:style-name="T114">cuoco</text:span><text:span text:style-name="T95"> tale che </text:span><text:span text:style-name="T114">cuoco </text:span><text:span text:style-name="T106">lavora a </text:span><text:span text:style-name="T109">compito</text:span><text:span text:style-name="T96"> </text:span><text:span text:style-name="T100">ALLORA</text:span><text:span text:style-name="T96"> </text:span><text:span text:style-name="T115">cuoco </text:span><text:span text:style-name="T106">è disponibile in </text:span><text:span text:style-name="T109">turno</text:span><text:span text:style-name="T96">]</text:span></text:p>
          <text:list>
            <text:list-item>
              <text:p text:style-name="P58"><text:span text:style-name="T132">[se </text:span><text:span text:style-name="T1">compito</text:span><text:span text:style-name="T132"> </text:span><text:span text:style-name="T63">è svolto in</text:span><text:span text:style-name="T136"> un Turno </text:span><text:span text:style-name="T43">turno</text:span><text:span text:style-name="T132">] <text:s/>la relazione </text:span><text:span text:style-name="T63">è svolto in</text:span><text:span text:style-name="T60"> </text:span><text:span text:style-name="T132">tra </text:span><text:span text:style-name="T17">compito</text:span><text:span text:style-name="T132"> e </text:span><text:span text:style-name="T43">turno </text:span><text:span text:style-name="T132">è eliminata</text:span></text:p>
            </text:list-item>
            <text:list-item>
              <text:p text:style-name="P79"><text:span text:style-name="T132">compito</text:span><text:span text:style-name="T117"> </text:span><text:span text:style-name="T127">è svolto in</text:span><text:span text:style-name="T123"> </text:span><text:span text:style-name="T134">turno</text:span></text:p>
            </text:list-item>
          </text:list>
        </text:list-item>
      </text:list>
      <text:p text:style-name="P27"><text:soft-page-break/></text:p>
      <text:p text:style-name="P27"/>
      <text:p text:style-name="P27"/>
      <text:p text:style-name="P9"><text:span text:style-name="T86">5c</text:span>.<text:span text:style-name="T66">1</text:span> <text:span text:style-name="T66">modificaStimaTempo</text:span>(<text:span text:style-name="T11">foglio</text:span><text:span text:style-name="T32"> : FoglioRiepilogativo, </text:span><text:span text:style-name="T10">compito</text:span><text:span text:style-name="T31"> : Compito, </text:span><text:span text:style-name="T18">stimaTempo</text:span><text:span text:style-name="T38"> : minuti</text:span><text:span text:style-name="T22">)</text:span></text:p>
      <text:p text:style-name="P15"/>
      <text:p text:style-name="P21">Pre-condizioni :</text:p>
      <text:list xml:id="list182248616504543" text:continue-list="list182249047564998" text:style-name="L1">
        <text:list-item>
          <text:p text:style-name="P52">sono state <text:span text:style-name="T90">aperte</text:span> una o più istanze di FoglioRiepilogativo comprendenti <text:span text:style-name="T1">foglio</text:span> </text:p>
        </text:list-item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3444695730" text:style-name="L10">
        <text:list-item>
          <text:p text:style-name="P59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86">5d</text:span>.<text:span text:style-name="T66">1</text:span> <text:span text:style-name="T66">modificaQuantità</text:span>(<text:span text:style-name="T11">foglio</text:span><text:span text:style-name="T32"> : FoglioRiepilogativo, </text:span><text:span text:style-name="T10">compito</text:span><text:span text:style-name="T31"> : Compito, </text:span><text:span text:style-name="T19">quantità</text:span><text:span text:style-name="T39"> : testo</text:span><text:span text:style-name="T22">)</text:span></text:p>
      <text:p text:style-name="P15"/>
      <text:p text:style-name="P21">Pre-condizioni :</text:p>
      <text:list xml:id="list1831388945" text:style-name="L11">
        <text:list-item>
          <text:p text:style-name="P81"><text:span text:style-name="T97">sono state </text:span><text:span text:style-name="T98">aperte</text:span><text:span text:style-name="T97"> una o più istanze di FoglioRiepilogativo comprendenti </text:span><text:span text:style-name="T110">foglio</text:span><text:span text:style-name="T97"> </text:span></text:p>
        </text:list-item>
      </text:list>
      <text:list xml:id="list182249153085606" text:continue-list="list182248616504543" text:style-name="L1">
        <text:list-item>
          <text:p text:style-name="P36"><text:span text:style-name="T108">foglio</text:span><text:span text:style-name="T94"> </text:span><text:span text:style-name="T105">elenca</text:span><text:span text:style-name="T94"> </text:span><text:span text:style-name="T108">compito</text:span></text:p>
        </text:list-item>
      </text:list>
      <text:p text:style-name="P29"/>
      <text:p text:style-name="P21">Post-condizioni :</text:p>
      <text:list xml:id="list156746548" text:style-name="L12">
        <text:list-item>
          <text:p text:style-name="P60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86">5e</text:span>.<text:span text:style-name="T66">1</text:span> <text:span text:style-name="T66">segnaCompitoDaPreparare</text:span>(<text:span text:style-name="T13">foglio</text:span><text:span text:style-name="T34"> : FoglioRiepilogativo,</text:span><text:span text:style-name="T22"> </text:span><text:span text:style-name="T3">compito</text:span><text:span text:style-name="T25"> : Compito, </text:span><text:span text:style-name="T3">daPreparare</text:span><text:span text:style-name="T25"> : sì/no</text:span><text:span text:style-name="T22">)</text:span></text:p>
      <text:p text:style-name="P12"/>
      <text:p text:style-name="P18">Pre-condizioni :</text:p>
      <text:list xml:id="list1701836143" text:style-name="L13">
        <text:list-item>
          <text:p text:style-name="P61">SE <text:span text:style-name="T1">compito.</text:span>daPreparare = sì AND <text:span text:style-name="T1">daPreparare</text:span> = no ALLORA <text:span text:style-name="T65">nessun</text:span><text:span text:style-name="T138"> Cuoco </text:span><text:span text:style-name="T65">lavora a </text:span><text:span text:style-name="T21">compito</text:span><text:span text:style-name="T138"> e </text:span><text:span text:style-name="T21">compito</text:span><text:span text:style-name="T138"> </text:span><text:span text:style-name="T65">non è svolto in</text:span><text:span text:style-name="T138"> alcun Turno</text:span></text:p>
        </text:list-item>
      </text:list>
      <text:p text:style-name="P18">Post-condizioni : </text:p>
      <text:list xml:id="list2792265019" text:style-name="L14">
        <text:list-item>
          <text:p text:style-name="P40">compito<text:span text:style-name="T22">.daPreparare = </text:span>daPreparare</text:p>
        </text:list-item>
      </text:list>
      <text:p text:style-name="P32"/>
      <text:p text:style-name="P32"/>
      <text:p text:style-name="P32"/>
      <text:p text:style-name="P5"><text:span text:style-name="T86">5f</text:span>.<text:span text:style-name="T66">1</text:span> <text:span text:style-name="T66">segnaTurnoCompleto</text:span>(<text:span text:style-name="T3">turno</text:span><text:span text:style-name="T25"> : Turno, </text:span><text:span text:style-name="T3">completo</text:span><text:span text:style-name="T25"> : sì/no</text:span><text:span text:style-name="T22">)</text:span></text:p>
      <text:p text:style-name="P12"/>
      <text:p text:style-name="P18">Pre-condizioni :</text:p>
      <text:p text:style-name="P25"/>
      <text:p text:style-name="P18">Post-condizioni : </text:p>
      <text:list xml:id="list2895595708" text:style-name="L15">
        <text:list-item>
          <text:p text:style-name="P41">turno<text:span text:style-name="T22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25T18:22:46.573000000</dc:date>
    <meta:editing-duration>PT21H17M20S</meta:editing-duration>
    <meta:editing-cycles>14</meta:editing-cycles>
    <meta:document-statistic meta:table-count="0" meta:image-count="0" meta:object-count="0" meta:page-count="4" meta:paragraph-count="100" meta:word-count="859" meta:character-count="5371" meta:non-whitespace-character-count="4635"/>
  </office:meta>
</office:document-meta>
</file>